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00ce" officeooo:paragraph-rsid="001300ce"/>
    </style:style>
    <style:style style:name="P2" style:family="paragraph" style:parent-style-name="Standard">
      <style:paragraph-properties fo:text-align="start" style:justify-single-word="false"/>
      <style:text-properties officeooo:rsid="001300ce" officeooo:paragraph-rsid="001300ce"/>
    </style:style>
    <style:style style:name="P3" style:family="paragraph" style:parent-style-name="Standard">
      <style:paragraph-properties fo:text-align="start" style:justify-single-word="false"/>
      <style:text-properties fo:font-size="12pt" officeooo:rsid="001300ce" officeooo:paragraph-rsid="001300ce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1300ce" officeooo:paragraph-rsid="001300ce" style:font-size-asian="10.5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officeooo:rsid="001300ce" officeooo:paragraph-rsid="001300c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300ce" officeooo:paragraph-rsid="001300ce" style:font-size-asian="10.5pt" style:font-size-complex="12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buntu Notes <text:span text:style-name="T1">for laptop use</text:span></text:p>
      <text:p text:style-name="P2"><text:span text:style-name="T1"/></text:p>
      <text:p text:style-name="P6"/>
      <text:p text:style-name="P6">Suspend Operations when Lid is Closed</text:p>
      <text:list text:style-name="L1">
        <text:list-item>
          <text:p text:style-name="P4">Go to “Power Management” settings</text:p>
        </text:list-item>
        <text:list-item>
          <text:p text:style-name="P4">Go to “Lid” settings</text:p>
        </text:list-item>
        <text:list-item>
          <text:p text:style-name="P4">Set both “On Battery” and “On AC” to off</text:p>
          <text:list>
            <text:list-item>
              <text:p text:style-name="P4">Whether charging or not, a closed lid will set the laptop to suspend.</text:p>
            </text:list-item>
          </text:list>
        </text:list-item>
      </text:list>
      <text:p text:style-name="P3"/>
      <text:p text:style-name="P3">To Enable Touchscreen Scrolling</text:p>
      <text:list text:style-name="L2">
        <text:list-item>
          <text:p text:style-name="P5">Go to “Keyboard and Mouse” Settings</text:p>
        </text:list-item>
        <text:list-item>
          <text:p text:style-name="P5">Go to “Mouse and Touchpad”</text:p>
        </text:list-item>
        <text:list-item>
          <text:p text:style-name="P5">Note at your touchpad device (Ex: Elan Touchpad)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05:01:12.664572950</meta:creation-date>
    <dc:date>2025-07-07T05:14:45.279294985</dc:date>
    <meta:editing-duration>PT3M18S</meta:editing-duration>
    <meta:editing-cycles>1</meta:editing-cycles>
    <meta:document-statistic meta:table-count="0" meta:image-count="0" meta:object-count="0" meta:page-count="1" meta:paragraph-count="11" meta:word-count="73" meta:character-count="375" meta:non-whitespace-character-count="320"/>
    <meta:generator>LibreOffice/24.2.7.2$Linux_X86_64 LibreOffice_project/420$Build-2</meta:generator>
  </office:meta>
</office:document-meta>
</file>